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1F004C542A6219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1" svg:font-family="'URW Bookma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" svg:font-family="'URW Book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20_bcg-subtitle">
      <style:graphic-properties draw:fill-color="#ffffff" draw:auto-grow-height="true" fo:min-height="16.255cm"/>
    </style:style>
    <style:style style:name="pr2" style:family="presentation" style:parent-style-name="blue_20_bcg-notes">
      <style:graphic-properties draw:fill-color="#ffffff" draw:auto-grow-height="true" fo:min-height="13.364cm"/>
    </style:style>
    <style:style style:name="pr3" style:family="presentation" style:parent-style-name="blue_20_bcg-title">
      <style:graphic-properties draw:auto-grow-height="true" fo:min-height="3.506cm"/>
    </style:style>
    <style:style style:name="pr4" style:family="presentation" style:parent-style-name="blue_20_bcg-subtitle">
      <style:graphic-properties draw:fill-color="#ffffff" draw:auto-grow-height="true" fo:min-height="12.179cm"/>
    </style:style>
    <style:style style:name="pr5" style:family="presentation" style:parent-style-name="blue_20_bcg-subtitle">
      <style:graphic-properties draw:fill-color="#ffffff" draw:auto-grow-height="true" fo:min-height="14.845cm"/>
    </style:style>
    <style:style style:name="pr6" style:family="presentation" style:parent-style-name="blue_20_bcg-outline1">
      <style:graphic-properties fo:min-height="11.929cm"/>
    </style:style>
    <style:style style:name="pr7" style:family="presentation" style:parent-style-name="blue_20_bcg-outline1">
      <style:graphic-properties fo:min-height="5.559cm"/>
    </style:style>
    <style:style style:name="pr8" style:family="presentation" style:parent-style-name="blue_20_bcg-subtitle">
      <style:graphic-properties draw:fill-color="#ffffff" fo:min-height="13.081cm"/>
    </style:style>
    <style:style style:name="pr9" style:family="presentation" style:parent-style-name="blue_20_bcg-title">
      <style:graphic-properties fo:min-height="3.506cm"/>
    </style:style>
    <style:style style:name="pr10" style:family="presentation" style:parent-style-name="blue_20_bcg-outline1">
      <style:graphic-properties draw:textarea-vertical-align="middle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44pt" style:font-size-asian="44pt" style:font-size-complex="44pt"/>
    </style:style>
    <style:style style:name="P7" style:family="paragraph">
      <style:text-properties style:use-window-font-color="true"/>
    </style:style>
    <style:style style:name="P8" style:family="paragraph">
      <loext:graphic-properties draw:fill-color="#ffffff"/>
      <style:paragraph-properties fo:line-height="150%" fo:text-align="justify"/>
    </style:style>
    <style:style style:name="P9" style:family="paragraph">
      <style:text-properties fo:color="#b2b2b2"/>
    </style:style>
    <style:style style:name="P10" style:family="paragraph">
      <style:paragraph-properties fo:margin-left="10.414cm" fo:margin-right="0cm" fo:line-height="115%" fo:text-align="start" fo:text-indent="0cm"/>
    </style:style>
    <style:style style:name="P11" style:family="paragraph">
      <style:paragraph-properties fo:line-height="115%"/>
    </style:style>
    <style:style style:name="P12" style:family="paragraph">
      <loext:graphic-properties draw:fill-color="#ffffff"/>
      <style:paragraph-properties fo:line-height="115%"/>
    </style:style>
    <style:style style:name="P13" style:family="paragraph">
      <style:paragraph-properties fo:margin-left="2.54cm" fo:margin-right="2.54cm" fo:line-height="150%" fo:text-indent="0cm"/>
    </style:style>
    <style:style style:name="P14" style:family="paragraph">
      <loext:graphic-properties draw:fill-color="#ffffff"/>
      <style:paragraph-properties fo:margin-left="2.54cm" fo:margin-right="2.54cm" fo:line-height="150%" fo:text-indent="0cm"/>
    </style:style>
    <style:style style:name="P15" style:family="paragraph">
      <style:paragraph-properties fo:margin-left="0.762cm" fo:margin-right="0cm" fo:text-indent="0cm"/>
    </style:style>
    <style:style style:name="P16" style:family="paragraph">
      <style:paragraph-properties fo:margin-left="0.762cm" fo:margin-right="0cm" fo:text-indent="0cm"/>
      <style:text-properties style:font-name="DejaVu Sans1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style:font-name="DejaVu Sans1"/>
    </style:style>
    <style:style style:name="P19" style:family="paragraph">
      <style:paragraph-properties fo:margin-left="2.2cm" fo:margin-right="0cm" fo:margin-top="0.5cm" fo:margin-bottom="0cm" fo:line-height="100%" fo:text-align="start" fo:text-indent="0cm"/>
    </style:style>
    <style:style style:name="P20" style:family="paragraph">
      <style:paragraph-properties fo:margin-left="2.2cm" fo:margin-right="0cm" fo:margin-top="0.5cm" fo:margin-bottom="0cm" fo:line-height="100%" fo:text-indent="0cm"/>
      <style:text-properties style:font-name="DejaVu Sans1" fo:font-size="32pt" style:font-size-asian="32pt" style:font-size-complex="32pt"/>
    </style:style>
    <style:style style:name="P21" style:family="paragraph">
      <style:paragraph-properties fo:margin-left="0cm" fo:margin-right="0cm" fo:line-height="100%" fo:text-align="start" fo:text-indent="0cm"/>
    </style:style>
    <style:style style:name="P22" style:family="paragraph">
      <style:paragraph-properties fo:line-height="100%"/>
      <style:text-properties style:font-name="DejaVu Sans1" fo:font-size="32pt" style:font-size-asian="32pt" style:font-size-complex="32pt"/>
    </style:style>
    <style:style style:name="P23" style:family="paragraph">
      <style:paragraph-properties fo:margin-left="3.3cm" fo:margin-right="0cm" fo:line-height="150%" fo:text-align="start" fo:text-indent="0cm"/>
    </style:style>
    <style:style style:name="P24" style:family="paragraph">
      <loext:graphic-properties draw:fill-color="#ffffff"/>
      <style:paragraph-properties fo:margin-left="3.3cm" fo:margin-right="0cm" fo:line-height="150%" fo:text-align="start" fo:text-indent="0cm"/>
    </style:style>
    <style:style style:name="P2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use-window-font-color="true"/>
    </style:style>
    <style:style style:name="T3" style:family="text">
      <style:text-properties style:font-name="DejaVu Sans1"/>
    </style:style>
    <style:style style:name="T4" style:family="text">
      <style:text-properties style:font-name="DejaVu Sans1" style:text-underline-style="solid" style:text-underline-width="auto" style:text-underline-color="font-color"/>
    </style:style>
    <style:style style:name="T5" style:family="text">
      <style:text-properties style:font-name="DejaVu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bcg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anim:par presentation:node-type="timing-root">
          <anim:par smil:begin="id1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20_bcg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20_bcg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>Anoreks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20_bcg" xml:id="id2" draw:id="id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">Agent Byte Buddy</text:span></text:p>
          </draw:text-box>
        </draw:frame>
        <anim:par presentation:node-type="timing-root">
          <anim:par smil:begin="id2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20_bcg" presentation:presentation-page-layout-name="AL2T0" xml:id="id3" draw:id="id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2">O mnie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3">Nazywam się Marek Lesiewski</text:p>
            <text:p text:style-name="P3">Lubię programować. </text:p>
          </draw:text-box>
        </draw:frame>
        <anim:par presentation:node-type="timing-root">
          <anim:par smil:begin="id3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20_bcg" presentation:presentation-page-layout-name="AL2T0" xml:id="id4" draw:id="id4">
        <office:forms form:automatic-focus="false" form:apply-design-mode="false"/>
        <draw:frame presentation:style-name="pr4" draw:text-style-name="P8" draw:layer="layout" svg:width="25.199cm" svg:height="12.179cm" svg:x="1.4cm" svg:y="4.914cm" presentation:class="subtitle">
          <draw:text-box>
            <text:p text:style-name="P3">Chcemy napisać kod,</text:p>
            <text:p text:style-name="P3">który w runtime’ie ma zrobić</text:p>
            <text:p text:style-name="P3">coś innego, coś więcej,</text:p>
            <text:p text:style-name="P3">niż zakodowaliśmy.</text:p>
          </draw:text-box>
        </draw:frame>
        <draw:frame presentation:style-name="pr3" draw:text-style-name="P9" draw:layer="layout" svg:width="25.199cm" svg:height="3.506cm" svg:x="1.4cm" svg:y="0.837cm" presentation:class="title">
          <draw:text-box>
            <text:p><text:span text:style-name="T2">Problem:</text:span></text:p>
          </draw:text-box>
        </draw:frame>
        <anim:par presentation:node-type="timing-root">
          <anim:par smil:begin="id4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20_bcg" presentation:presentation-page-layout-name="AL2T0" xml:id="id5" draw:id="id5">
        <office:forms form:automatic-focus="false" form:apply-design-mode="false"/>
        <draw:frame presentation:style-name="pr5" draw:text-style-name="P12" draw:layer="layout" svg:width="25.199cm" svg:height="14.944cm" svg:x="1.4cm" svg:y="3.537cm" presentation:class="subtitle" presentation:user-transformed="true">
          <draw:text-box>
            <text:p text:style-name="P10"/>
            <text:list text:style-name="L2">
              <text:list-item>
                <text:p text:style-name="P10">IOC</text:p>
              </text:list-item>
              <text:list-item>
                <text:p text:style-name="P10">ORM</text:p>
              </text:list-item>
              <text:list-item>
                <text:p text:style-name="P10">AOP</text:p>
              </text:list-item>
              <text:list-item>
                <text:p text:style-name="P10">Mock</text:p>
              </text:list-item>
              <text:list-item>
                <text:p text:style-name="P10">Security</text:p>
              </text:list-item>
              <text:list-item>
                <text:p text:style-name="P10">EJB</text:p>
              </text:list-item>
              <text:list-item>
                <text:p text:style-name="P10">Adnotacje</text:p>
              </text:list-item>
            </text:list>
            <text:p text:style-name="P11"/>
            <text:p text:style-name="P11"/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><text:span text:style-name="T2">Rozwiązanie - Proxy</text:span></text:p>
          </draw:text-box>
        </draw:frame>
        <anim:par presentation:node-type="timing-root">
          <anim:par smil:begin="id5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20_bcg" presentation:presentation-page-layout-name="AL2T0" xml:id="id6" draw:id="id6">
        <office:forms form:automatic-focus="false" form:apply-design-mode="false"/>
        <draw:frame presentation:style-name="pr4" draw:text-style-name="P14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3"><text:s/>Dynmiczne stworzenie Proxy (dziedziczenie)</text:p>
              </text:list-item>
              <text:list-item>
                <text:p text:style-name="P13"><text:s/>Statyczne przetwarzanie adnotacji (dziedziczenie)</text:p>
              </text:list-item>
              <text:list-item>
                <text:p text:style-name="P13"><text:s/>“Podjechanie” klasy przed jej wczytaniem - instrumentacja</text:p>
              </text:list-item>
            </text:list>
          </draw:text-box>
        </draw:frame>
        <draw:frame presentation:style-name="pr3" draw:text-style-name="P7" draw:layer="layout" svg:width="25.199cm" svg:height="3.625cm" svg:x="1.4cm" svg:y="0.778cm" presentation:class="title">
          <draw:text-box>
            <text:p><text:span text:style-name="T2">Jak się robi </text:span><text:span text:style-name="T2"><text:line-break/></text:span><text:span text:style-name="T2">(silnie typowane) Proxy?</text:span></text:p>
          </draw:text-box>
        </draw:frame>
        <anim:par presentation:node-type="timing-root">
          <anim:par smil:begin="id6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20_bcg" presentation:presentation-page-layout-name="AL3T12" xml:id="id7" draw:id="id7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2">Kto to robi dynamicznie?</text:span></text:p>
          </draw:text-box>
        </draw:frame>
        <draw:frame presentation:style-name="pr6" draw:text-style-name="P16" draw:layer="layout" svg:width="12.297cm" svg:height="12.179cm" svg:x="1.4cm" svg:y="4.914cm" presentation:class="outline" presentation:user-transformed="true">
          <draw:text-box>
            <text:list text:style-name="L4">
              <text:list-header>
                <text:p text:style-name="P15"><text:span text:style-name="T3"/></text:p>
              </text:list-header>
              <text:list-item>
                <text:p text:style-name="P15"><text:span text:style-name="T3">Spring</text:span></text:p>
              </text:list-item>
              <text:list-item>
                <text:p text:style-name="P15"><text:span text:style-name="T3">Hibernate</text:span></text:p>
              </text:list-item>
              <text:list-item>
                <text:p text:style-name="P15"><text:span text:style-name="T3">Guice</text:span></text:p>
              </text:list-item>
              <text:list-item>
                <text:p text:style-name="P15"><text:span text:style-name="T3">Weld</text:span></text:p>
              </text:list-item>
              <text:list-item>
                <text:p text:style-name="P15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 presentation:user-transformed="true">
          <draw:text-box>
            <text:p text:style-name="P17"><text:span text:style-name="T3">Zaleta?</text:span></text:p>
            <text:list text:style-name="L4">
              <text:list-item>
                <text:p><text:span text:style-name="T3">od ręki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 presentation:user-transformed="true">
          <draw:text-box>
            <text:p><text:span text:style-name="T3">Wada?</text:span></text:p>
            <text:list text:style-name="L4">
              <text:list-item>
                <text:p><text:span text:style-name="T3">dziedziczenie</text:span></text:p>
              </text:list-item>
              <text:list-item>
                <text:p><text:span text:style-name="T3">debugowanie (?)</text:span></text:p>
              </text:list-item>
            </text:list>
          </draw:text-box>
        </draw:frame>
        <anim:par presentation:node-type="timing-root">
          <anim:par smil:begin="id7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20_bcg" presentation:presentation-page-layout-name="AL3T12" xml:id="id8" draw:id="id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2">Kto to robi statycznie?</text:span></text:p>
          </draw:text-box>
        </draw:frame>
        <draw:frame presentation:style-name="pr6" draw:text-style-name="P18" draw:layer="layout" svg:width="12.297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</text:list-header>
              <text:list-item>
                <text:p text:style-name="P15"><text:span text:style-name="T3">Mapstruct</text:span></text:p>
              </text:list-item>
              <text:list-item>
                <text:p text:style-name="P15"><text:span text:style-name="T3">Lombok (!)</text:span></text:p>
              </text:list-item>
              <text:list-item>
                <text:p text:style-name="P15"><text:span text:style-name="T3">JPA metamodel</text:span></text:p>
              </text:list-item>
              <text:list-item>
                <text:p text:style-name="P15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>
          <draw:text-box>
            <text:list text:style-name="L4">
              <text:list-header>
                <text:p><text:span text:style-name="T3">Zaleta</text:span></text:p>
              </text:list-header>
              <text:list-item>
                <text:p><text:span text:style-name="T3">prawie </text:span><text:span text:style-name="T4">od ręki</text:span></text:p>
              </text:list-item>
              <text:list-item>
                <text:p><text:span text:style-name="T3">statyczny kod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>
          <draw:text-box>
            <text:list text:style-name="L4">
              <text:list-header>
                <text:p><text:span text:style-name="T3">Wada</text:span></text:p>
              </text:list-header>
              <text:list-item>
                <text:p><text:span text:style-name="T4">prawie</text:span><text:span text:style-name="T3"> od ręki</text:span></text:p>
              </text:list-item>
              <text:list-item>
                <text:p><text:span text:style-name="T3">dziedziczenie</text:span></text:p>
              </text:list-item>
            </text:list>
          </draw:text-box>
        </draw:frame>
        <anim:par presentation:node-type="timing-root">
          <anim:par smil:begin="id8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20_bcg" presentation:presentation-page-layout-name="AL3T12" xml:id="id9" draw:id="id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2">Kto używa instrumentacji?</text:span></text:p>
          </draw:text-box>
        </draw:frame>
        <draw:frame presentation:style-name="pr6" draw:text-style-name="P18" draw:layer="layout" svg:width="12.297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</text:list-header>
              <text:list-item>
                <text:p text:style-name="P15"><text:span text:style-name="T3">JRebel</text:span></text:p>
              </text:list-item>
              <text:list-item>
                <text:p text:style-name="P15"><text:span text:style-name="T3">New Relic</text:span></text:p>
              </text:list-item>
              <text:list-item>
                <text:p text:style-name="P15"><text:span text:style-name="T3">AppDynamics</text:span></text:p>
              </text:list-item>
              <text:list-item>
                <text:p text:style-name="P15"><text:span text:style-name="T3">etc.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4.914cm" presentation:class="outline">
          <draw:text-box>
            <text:list text:style-name="L4">
              <text:list-header>
                <text:p><text:span text:style-name="T3">Zaleta</text:span></text:p>
              </text:list-header>
              <text:list-item>
                <text:p><text:span text:style-name="T3">prawie </text:span><text:span text:style-name="T4">od ręki</text:span></text:p>
              </text:list-item>
              <text:list-item>
                <text:p><text:span text:style-name="T3">brak dziedziczenia</text:span></text:p>
              </text:list-item>
            </text:list>
          </draw:text-box>
        </draw:frame>
        <draw:frame presentation:style-name="pr7" draw:text-style-name="P18" draw:layer="layout" svg:width="12.297cm" svg:height="5.809cm" svg:x="14.313cm" svg:y="11.276cm" presentation:class="outline">
          <draw:text-box>
            <text:list text:style-name="L4">
              <text:list-header>
                <text:p><text:span text:style-name="T3">Wada</text:span></text:p>
              </text:list-header>
              <text:list-item>
                <text:p><text:span text:style-name="T4">prawie</text:span><text:span text:style-name="T3"> od ręki</text:span></text:p>
              </text:list-item>
              <text:list-item>
                <text:p><text:span text:style-name="T3">debugowanie (?)</text:span></text:p>
              </text:list-item>
            </text:list>
          </draw:text-box>
        </draw:frame>
        <anim:par presentation:node-type="timing-root">
          <anim:par smil:begin="id9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20_bcg" presentation:presentation-page-layout-name="AL4T3" xml:id="id10" draw:id="id1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2">Jak to się robi?</text:span></text:p>
          </draw:text-box>
        </draw:frame>
        <draw:frame presentation:style-name="pr6" draw:text-style-name="P20" draw:layer="layout" svg:width="15.8cm" svg:height="12.179cm" svg:x="1.4cm" svg:y="4.914cm" presentation:class="outline" presentation:user-transformed="true">
          <draw:text-box>
            <text:p text:style-name="P19"><text:span text:style-name="T5">JDK Dynamic </text:span><text:span text:style-name="T5">Proxies</text:span></text:p>
            <text:p text:style-name="P19"><text:span text:style-name="T5">CGLIB </text:span></text:p>
            <text:p text:style-name="P19"><text:span text:style-name="T5">ASM</text:span></text:p>
            <text:p text:style-name="P19"><text:span text:style-name="T5">Javaasist</text:span></text:p>
            <text:p text:style-name="P19"><text:span text:style-name="T5">Apache BCEL</text:span></text:p>
            <text:p text:style-name="P19"><text:span text:style-name="T5">Byte Buddy</text:span></text:p>
            <text:p text:style-name="P19"><text:span text:style-name="T5">i inne...</text:span></text:p>
          </draw:text-box>
        </draw:frame>
        <draw:frame presentation:style-name="pr6" draw:text-style-name="P22" draw:layer="layout" svg:width="10.41cm" svg:height="12.179cm" svg:x="16.2cm" svg:y="4.914cm" presentation:class="outline" presentation:user-transformed="true">
          <draw:text-box>
            <text:p text:style-name="P21"><text:span text:style-name="T5">tylko interfejsy</text:span></text:p>
            <text:p text:style-name="P21"><text:span text:style-name="T5">prawie R.I.P.</text:span></text:p>
            <text:p text:style-name="P21"><text:span text:style-name="T5">trudne</text:span></text:p>
            <text:p text:style-name="P21"><text:span text:style-name="T5">trudno rozszerzyć</text:span></text:p>
            <text:p text:style-name="P21"><text:span text:style-name="T5">R.I.P.</text:span></text:p>
            <text:p text:style-name="P21"><text:span text:style-name="T5">superhiper</text:span></text:p>
          </draw:text-box>
        </draw:frame>
        <anim:par presentation:node-type="timing-root">
          <anim:par smil:begin="id10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20_bcg" presentation:presentation-page-layout-name="AL2T0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yte Buddy</text:p>
          </draw:text-box>
        </draw:frame>
        <draw:frame presentation:style-name="pr8" draw:text-style-name="P24" draw:layer="layout" svg:width="25.199cm" svg:height="13.168cm" svg:x="1.4cm" svg:y="4.42cm" presentation:class="subtitle" presentation:user-transformed="true">
          <draw:text-box>
            <text:list text:style-name="L3">
              <text:list-item>
                <text:p text:style-name="P23"><text:s/>Fluent API</text:p>
              </text:list-item>
              <text:list-item>
                <text:p text:style-name="P23"><text:s/>Zaprojektowane z myślą o użyciu</text:p>
              </text:list-item>
              <text:list-item>
                <text:p text:style-name="P23"><text:s/>Aktywnie rozwijane</text:p>
              </text:list-item>
              <text:list-item>
                <text:p text:style-name="P23"><text:s/>Dodatkowe utile</text:p>
              </text:list-item>
              <text:list-item>
                <text:p text:style-name="P23"><text:s/>Subclass, Reload, Rebase</text:p>
              </text:list-item>
              <text:list-item>
                <text:p text:style-name="P23"><text:s/>Wsparce dla agentów</text:p>
              </text:list-item>
              <text:list-item>
                <text:p text:style-name="P23"><text:s/>Dokumentacja 4/5 <text:s/></text:p>
              </text:list-item>
            </text:list>
          </draw:text-box>
        </draw:frame>
        <anim:par presentation:node-type="timing-root">
          <anim:par smil:begin="id11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20_bcg" presentation:presentation-page-layout-name="AL1T32" xml:id="id12" draw:id="id1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Trochę kodu</text:p>
          </draw:text-box>
        </draw:frame>
        <anim:par presentation:node-type="timing-root">
          <anim:par smil:begin="id12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20_bcg" presentation:presentation-page-layout-name="AL1T32" xml:id="id13" draw:id="id13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Pytania?</text:p>
          </draw:text-box>
        </draw:frame>
        <anim:par presentation:node-type="timing-root">
          <anim:par smil:begin="id13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20_bcg" presentation:presentation-page-layout-name="AL5T1" xml:id="id14" draw:id="id14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eedback</text:p>
          </draw:text-box>
        </draw:frame>
        <draw:frame presentation:style-name="pr10" draw:text-style-name="P25" draw:layer="layout" svg:width="25.199cm" svg:height="12.179cm" svg:x="1.4cm" svg:y="4.914cm" presentation:class="outline" presentation:user-transformed="true">
          <draw:text-box>
            <text:p><text:tab/><text:tab/><text:tab/>https://github.com/tirpitz-verus</text:p>
            <text:p text:style-name="P25"/>
            <text:p text:style-name="P25">https://twitter.com/tirpitzverus</text:p>
          </draw:text-box>
        </draw:frame>
        <anim:par presentation:node-type="timing-root">
          <anim:par smil:begin="id14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20_bcg" presentation:presentation-page-layout-name="AL1T32" xml:id="id15" draw:id="id15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Dziękuję za uwagę!</text:p>
          </draw:text-box>
        </draw:frame>
        <anim:par presentation:node-type="timing-root">
          <anim:par smil:begin="id15.begin">
            <anim:transitionFilter smil:dur="0.8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1" svg:font-family="'URW Bookma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" svg:font-family="'URW Book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190000001901F004C542A6219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0_bcg-background" style:display-name="blue bcg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_20_bcg-backgroundobjects" style:display-name="blue bc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bcg-notes" style:display-name="blue bc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bcg-outline1" style:display-name="blue bcg-outline1" style:family="presentation">
      <style:graphic-properties draw:stroke="none" draw:fill="none" draw:auto-grow-height="false" draw:fit-to-size="shrink-to-fit">
        <text:list-style style:name="blue_20_bcg-outline1" style:display-name="blue bc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bcg-outline2" style:display-name="blue bcg-outline2" style:family="presentation" style:parent-style-name="blue_20_bcg-outline1">
      <style:paragraph-properties fo:margin-top="0.4cm" fo:margin-bottom="0cm"/>
      <style:text-properties fo:font-size="28pt" style:font-size-asian="28pt" style:font-size-complex="28pt"/>
    </style:style>
    <style:style style:name="blue_20_bcg-outline3" style:display-name="blue bcg-outline3" style:family="presentation" style:parent-style-name="blue_20_bcg-outline2">
      <style:paragraph-properties fo:margin-top="0.3cm" fo:margin-bottom="0cm"/>
      <style:text-properties fo:font-size="24pt" style:font-size-asian="24pt" style:font-size-complex="24pt"/>
    </style:style>
    <style:style style:name="blue_20_bcg-outline4" style:display-name="blue bcg-outline4" style:family="presentation" style:parent-style-name="blue_20_bcg-outline3">
      <style:paragraph-properties fo:margin-top="0.2cm" fo:margin-bottom="0cm"/>
      <style:text-properties fo:font-size="20pt" style:font-size-asian="20pt" style:font-size-complex="20pt"/>
    </style:style>
    <style:style style:name="blue_20_bcg-outline5" style:display-name="blue bcg-outline5" style:family="presentation" style:parent-style-name="blue_20_bcg-outline4">
      <style:paragraph-properties fo:margin-top="0.1cm" fo:margin-bottom="0cm"/>
      <style:text-properties fo:font-size="20pt" style:font-size-asian="20pt" style:font-size-complex="20pt"/>
    </style:style>
    <style:style style:name="blue_20_bcg-outline6" style:display-name="blue bcg-outline6" style:family="presentation" style:parent-style-name="blue_20_bcg-outline5">
      <style:paragraph-properties fo:margin-top="0.1cm" fo:margin-bottom="0cm"/>
      <style:text-properties fo:font-size="20pt" style:font-size-asian="20pt" style:font-size-complex="20pt"/>
    </style:style>
    <style:style style:name="blue_20_bcg-outline7" style:display-name="blue bcg-outline7" style:family="presentation" style:parent-style-name="blue_20_bcg-outline6">
      <style:paragraph-properties fo:margin-top="0.1cm" fo:margin-bottom="0cm"/>
      <style:text-properties fo:font-size="20pt" style:font-size-asian="20pt" style:font-size-complex="20pt"/>
    </style:style>
    <style:style style:name="blue_20_bcg-outline8" style:display-name="blue bcg-outline8" style:family="presentation" style:parent-style-name="blue_20_bcg-outline7">
      <style:paragraph-properties fo:margin-top="0.1cm" fo:margin-bottom="0cm"/>
      <style:text-properties fo:font-size="20pt" style:font-size-asian="20pt" style:font-size-complex="20pt"/>
    </style:style>
    <style:style style:name="blue_20_bcg-outline9" style:display-name="blue bcg-outline9" style:family="presentation" style:parent-style-name="blue_20_bcg-outline8">
      <style:paragraph-properties fo:margin-top="0.1cm" fo:margin-bottom="0cm"/>
      <style:text-properties fo:font-size="20pt" style:font-size-asian="20pt" style:font-size-complex="20pt"/>
    </style:style>
    <style:style style:name="blue_20_bcg-subtitle" style:display-name="blue bcg-subtitle" style:family="presentation">
      <style:graphic-properties draw:stroke="none" draw:fill="none" draw:textarea-vertical-align="middle">
        <text:list-style style:name="blue_20_bcg-subtitle" style:display-name="blue bc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bcg-title" style:display-name="blue bcg-title" style:family="presentation">
      <style:graphic-properties draw:stroke="none" draw:fill="none" draw:textarea-vertical-align="middle">
        <text:list-style style:name="blue_20_bcg-title" style:display-name="blue bc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c1c1c" style:text-outline="false" style:text-line-through-style="none" style:text-line-through-type="none" style:font-name="URW Bookman1" fo:font-family="'URW Bookman'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20_bcg-title">
      <style:graphic-properties draw:auto-grow-height="false" fo:min-height="3.507cm"/>
    </style:style>
    <style:style style:name="Mpr5" style:family="presentation" style:parent-style-name="blue_20_bcg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20_bcg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20_bc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bcg" style:display-name="blue bcg" style:page-layout-name="PM1" draw:style-name="Mdp2">
      <office:forms form:automatic-focus="false" form:apply-design-mode="false"/>
      <draw:frame presentation:style-name="Mpr4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blue_20_bcg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20_bcg-title" draw:layer="backgroundobjects" svg:width="14.848cm" svg:height="11.136cm" svg:x="3.075cm" svg:y="2.257cm" presentation:class="page"/>
        <draw:frame presentation:style-name="blue_20_bcg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0:06:30.723887780</meta:creation-date>
    <meta:generator>LibreOffice/5.1.6.2$Linux_X86_64 LibreOffice_project/10m0$Build-2</meta:generator>
    <dc:date>2017-04-19T10:38:55.072417968</dc:date>
    <meta:editing-duration>PT2H15M57S</meta:editing-duration>
    <meta:editing-cycles>34</meta:editing-cycles>
    <meta:document-statistic meta:object-count="100"/>
  </office:meta>
</office:document-meta>
</file>